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Arial" fo:font-size="11pt" officeooo:rsid="0016725d" officeooo:paragraph-rsid="00184ba5" style:font-size-asian="11pt" style:font-size-complex="11pt"/>
    </style:style>
    <style:style style:name="P2" style:family="paragraph" style:parent-style-name="Text_20_body">
      <style:text-properties style:font-name="Arial" fo:font-size="11pt" fo:font-weight="normal" officeooo:rsid="00218d5c" officeooo:paragraph-rsid="00218d5c" style:font-name-asian="Arial Unicode MS" style:font-size-asian="11pt" style:font-weight-asian="normal" style:font-name-complex="Arial Unicode MS" style:font-size-complex="11pt" style:font-weight-complex="normal"/>
    </style:style>
    <style:style style:name="P3" style:family="paragraph" style:parent-style-name="Title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4" style:family="paragraph" style:parent-style-name="Heading_20_1">
      <style:text-properties style:font-name="Arial" fo:font-size="11pt" officeooo:rsid="001ce3fe" officeooo:paragraph-rsid="001ce3fe" style:font-size-asian="11pt" style:font-size-complex="11pt"/>
    </style:style>
    <style:style style:name="P5" style:family="paragraph" style:parent-style-name="Heading_20_1">
      <style:text-properties style:font-name="Arial" fo:font-size="11pt" fo:font-weight="bold" officeooo:rsid="001ce3fe" style:font-name-asian="Arial Unicode MS" style:font-size-asian="11pt" style:font-weight-asian="bold" style:font-name-complex="Arial Unicode MS" style:font-size-complex="11pt" style:font-weight-complex="bold"/>
    </style:style>
    <style:style style:name="P6" style:family="paragraph" style:parent-style-name="Heading_20_1">
      <style:text-properties style:font-name="Arial" fo:font-size="11pt" fo:font-weight="normal" officeooo:rsid="00245fd4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7" style:family="paragraph" style:parent-style-name="Heading_20_1">
      <style:text-properties style:font-name="Arial" fo:font-size="11pt" style:font-size-asian="11pt" style:font-size-complex="11pt"/>
    </style:style>
    <style:style style:name="P8" style:family="paragraph" style:parent-style-name="Heading_20_1">
      <style:text-properties style:font-name="Arial" fo:font-size="11pt" officeooo:paragraph-rsid="002417eb" style:font-size-asian="11pt" style:font-size-complex="11pt"/>
    </style:style>
    <style:style style:name="P9" style:family="paragraph" style:parent-style-name="Heading_20_1">
      <style:text-properties style:font-name="Arial" fo:font-size="11pt" officeooo:rsid="00256ac4" officeooo:paragraph-rsid="00256ac4" style:font-size-asian="11pt" style:font-size-complex="11pt"/>
    </style:style>
    <style:style style:name="P10" style:family="paragraph" style:parent-style-name="Text_20_body">
      <style:text-properties style:font-name="Arial" fo:font-size="11pt" fo:font-weight="normal" officeooo:rsid="00218d5c" officeooo:paragraph-rsid="00218d5c" style:font-name-asian="Arial Unicode MS" style:font-size-asian="11pt" style:font-weight-asian="normal" style:font-name-complex="Arial Unicode MS" style:font-size-complex="11pt" style:font-weight-complex="normal"/>
    </style:style>
    <style:style style:name="P11" style:family="paragraph" style:parent-style-name="Text_20_body">
      <style:text-properties style:font-name="Arial" fo:font-size="11pt" fo:font-weight="normal" officeooo:rsid="002417eb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12" style:family="paragraph" style:parent-style-name="Text_20_body">
      <style:text-properties style:font-name="Arial" fo:font-size="11pt" fo:font-weight="normal" officeooo:rsid="00245fd4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13" style:family="paragraph" style:parent-style-name="Text_20_body">
      <style:text-properties style:font-name="Arial" fo:font-size="11pt" fo:font-weight="normal" officeooo:rsid="00272e87" officeooo:paragraph-rsid="00272e87" style:font-name-asian="Arial Unicode MS" style:font-size-asian="11pt" style:font-weight-asian="normal" style:font-name-complex="Arial Unicode MS" style:font-size-complex="11pt" style:font-weight-complex="normal"/>
    </style:style>
    <style:style style:name="P14" style:family="paragraph" style:parent-style-name="Text_20_body">
      <style:text-properties style:font-name="Arial" fo:font-size="11pt" fo:font-weight="normal" officeooo:rsid="0029f0f2" officeooo:paragraph-rsid="0029f0f2" style:font-name-asian="Arial Unicode MS" style:font-size-asian="11pt" style:font-weight-asian="normal" style:font-name-complex="Arial Unicode MS" style:font-size-complex="11pt" style:font-weight-complex="normal"/>
    </style:style>
    <style:style style:name="P15" style:family="paragraph" style:parent-style-name="Text_20_body">
      <style:paragraph-properties fo:line-height="150%"/>
      <style:text-properties style:font-name="Arial" fo:font-size="11pt" officeooo:rsid="0016725d" officeooo:paragraph-rsid="0019cc97" style:font-size-asian="11pt" style:font-size-complex="11pt"/>
    </style:style>
    <style:style style:name="P16" style:family="paragraph" style:parent-style-name="Text_20_body">
      <style:paragraph-properties fo:line-height="150%"/>
      <style:text-properties style:font-name="Arial" fo:font-size="11pt" officeooo:rsid="0028ec6e" officeooo:paragraph-rsid="0028ec6e" style:font-size-asian="11pt" style:font-size-complex="11pt"/>
    </style:style>
    <style:style style:name="P17" style:family="paragraph" style:parent-style-name="Text_20_body">
      <style:paragraph-properties fo:text-align="start" style:justify-single-word="false"/>
      <style:text-properties style:font-name="Arial" fo:font-size="13pt" style:font-size-asian="13pt" style:font-size-complex="13pt"/>
    </style:style>
    <style:style style:name="P18" style:family="paragraph" style:parent-style-name="Text_20_body">
      <style:paragraph-properties fo:text-align="start" style:justify-single-word="false"/>
      <style:text-properties style:font-name="Arial" fo:font-size="13pt" officeooo:rsid="0025bf19" officeooo:paragraph-rsid="0025bf19" style:font-size-asian="13pt" style:font-size-complex="13pt"/>
    </style:style>
    <style:style style:name="P19" style:family="paragraph" style:parent-style-name="Text_20_body">
      <style:paragraph-properties fo:text-align="start" style:justify-single-word="false"/>
      <style:text-properties style:font-name="Arial" fo:font-size="13pt" officeooo:rsid="00270e4e" officeooo:paragraph-rsid="00270e4e" style:font-size-asian="13pt" style:font-size-complex="13pt"/>
    </style:style>
    <style:style style:name="P20" style:family="paragraph" style:parent-style-name="Text_20_body">
      <style:text-properties fo:font-weight="bold" officeooo:rsid="00272e87" officeooo:paragraph-rsid="00272e87" style:font-weight-asian="bold" style:font-weight-complex="bold"/>
    </style:style>
    <style:style style:name="P21" style:family="paragraph" style:parent-style-name="Text_20_body">
      <style:paragraph-properties fo:line-height="150%" fo:text-align="justify" style:justify-single-word="false"/>
      <style:text-properties officeooo:paragraph-rsid="0016725d"/>
    </style:style>
    <style:style style:name="P22" style:family="paragraph" style:parent-style-name="Text_20_body">
      <style:paragraph-properties fo:line-height="150%" fo:text-align="justify" style:justify-single-word="false"/>
      <style:text-properties officeooo:paragraph-rsid="002cdb58"/>
    </style:style>
    <style:style style:name="P23" style:family="paragraph" style:parent-style-name="Text_20_body">
      <style:text-properties officeooo:paragraph-rsid="00256ac4"/>
    </style:style>
    <style:style style:name="P24" style:family="paragraph" style:parent-style-name="Text_20_body">
      <style:text-properties officeooo:rsid="0027fe4d" officeooo:paragraph-rsid="0027fe4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officeooo:rsid="0016725d" style:font-size-asian="11pt" style:font-size-complex="11pt"/>
    </style:style>
    <style:style style:name="T3" style:family="text">
      <style:text-properties style:font-name="Arial" fo:font-size="11pt" officeooo:rsid="002cdb58" style:font-size-asian="11pt" style:font-size-complex="11pt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style:font-name="Arial" fo:font-size="11pt" officeooo:rsid="00256ac4" style:font-size-asian="11pt" style:font-size-complex="11pt"/>
    </style:style>
    <style:style style:name="T6" style:family="text">
      <style:text-properties style:font-name="Arial" fo:font-size="11pt" officeooo:rsid="0027fe4d" style:font-size-asian="11pt" style:font-size-complex="11pt"/>
    </style:style>
    <style:style style:name="T7" style:family="text">
      <style:text-properties style:font-name="Arial" fo:font-size="11pt" officeooo:rsid="0028ec6e" style:font-size-asian="11pt" style:font-size-complex="11pt"/>
    </style:style>
    <style:style style:name="T8" style:family="text">
      <style:text-properties style:font-name="Arial" fo:font-size="11pt" officeooo:rsid="0029f0f2" style:font-size-asian="11pt" style:font-size-complex="11pt"/>
    </style:style>
    <style:style style:name="T9" style:family="text">
      <style:text-properties officeooo:rsid="00245fd4"/>
    </style:style>
    <style:style style:name="T10" style:family="text">
      <style:text-properties officeooo:rsid="002721f3"/>
    </style:style>
    <style:style style:name="T11" style:family="text">
      <style:text-properties officeooo:rsid="0029f0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ALELL COMPUTING IN JAVASCRIPT</text:p>
      <text:p text:style-name="P17"/>
      <text:p text:style-name="P18">Clauber P. Stipkovic H. </text:p>
      <text:p text:style-name="P19">Professor Douto<text:span text:style-name="T10">r</text:span> Calebe de Paula Biachini</text:p>
      <text:p text:style-name="P18"/>
      <text:p text:style-name="P18">Apoio PIVIC Mackenzie</text:p>
      <text:h text:style-name="P4" text:outline-level="1">ABSTRACT</text:h>
      <text:p text:style-name="P21"><text:span text:style-name="T2">The objective of this </text:span><text:span text:style-name="T1">scientific research</text:span><text:span text:style-name="T2"> have its starting point to apply parallel computing concepts and techniques at SpiderMonkey JavaScript Engine.</text:span></text:p>
      <text:p text:style-name="P22"><text:span text:style-name="T2">T</text:span><text:span text:style-name="T3">he JavaScript language has been used </text:span><text:span text:style-name="T1">massively</text:span><text:span text:style-name="T3"> on web browsers for years, but in the last </text:span></text:p>
      <text:h text:style-name="P5" text:outline-level="1">INTRODUCTION</text:h>
      <text:p text:style-name="P1">In recent years, the web is becoming increasingly important to computing in general, all interactions with many applications, happens through the web and consequently through the web browser.</text:p>
      <text:p text:style-name="P15">Since the “browser war” in mid-1995, between Microsoft Internet Explorer and Netscape Navigator until today, many typical desktop applications have been ported <text:span text:style-name="T11">to </text:span>work on web browsers.</text:p>
      <text:p text:style-name="P16">One of the most important parts of the web browser <text:span text:style-name="T11">is the JavaScript engine, this research in particular, we will talk about the Mozilla SpiderMonkey, which is the first engine created to a web browser by Brendan Eich at Netscape Communications as part of the Netscape Navigator.</text:span></text:p>
      <text:p text:style-name="P16"/>
      <text:h text:style-name="P9" text:outline-level="1">METHOD</text:h>
      <text:p text:style-name="P23"><text:span text:style-name="T5"/></text:p>
      <text:p text:style-name="P20"><text:span text:style-name="T1">SpiderMonkey </text:span><text:span text:style-name="T6">JavaScript Engine</text:span><text:span text:style-name="T1"> Internals</text:span></text:p>
      <text:p text:style-name="P24"><text:span text:style-name="T1">To understand the SpiderMonkey internals, we need to know that a Javascript Engine </text:span><text:span text:style-name="T8">(also know as JavaScript Interpreter or JavaScript Implementation)</text:span><text:span text:style-name="T1"> is a </text:span><text:span text:style-name="T7">virtual machine that interprets and execute JavaScript codes.</text:span></text:p>
      <text:p text:style-name="P24"><text:span text:style-name="T7"/></text:p>
      <text:p text:style-name="P2">JavaScript Shell (JS)</text:p>
      <text:p text:style-name="P2">How to build SpiderMonkey</text:p>
      <text:h text:style-name="P7" text:outline-level="1">BIBLIOGRAPHY</text:h>
      <text:p text:style-name="P11"><text:span text:style-name="T9">SpiderMonkey </text:span>- <text:a xlink:type="simple" xlink:href="https://developer.mozilla.org/en-US/docs/Mozilla/Projects/SpiderMonkey" text:style-name="Internet_20_link" text:visited-style-name="Visited_20_Internet_20_Link"><text:span text:style-name="T9">https://developer.mozilla.org/en-US/docs/Mozilla/Projects/SpiderMonkey</text:span></text:a></text:p>
      <text:p text:style-name="P13"><text:soft-page-break/>SpiderMonkey Internals - <text:a xlink:type="simple" xlink:href="https://developer.mozilla.org/en-US/docs/Mozilla/Projects/SpiderMonkey/Internals" text:style-name="Internet_20_link" text:visited-style-name="Visited_20_Internet_20_Link">https://developer.mozilla.org/en-US/docs/Mozilla/Projects/SpiderMonkey/Internals</text:a></text:p>
      <text:p text:style-name="P14">JavaScript Engine - <text:a xlink:type="simple" xlink:href="http://en.wikipedia.org/wiki/JavaScript_engine" text:style-name="Internet_20_link" text:visited-style-name="Visited_20_Internet_20_Link">http://en.wikipedia.org/wiki/JavaScript_engine</text:a></text:p>
      <text:h text:style-name="P8" text:outline-level="1">REFERENCE</text:h>
      <text:h text:style-name="P6" text:outline-level="1">Mozilla Source Code Directory Structure</text:h>
      <text:p text:style-name="P12">- https://developer.mozilla.org/en-US/docs/Mozilla_Source_Code_Directory_Structure</text:p>
      <text:h text:style-name="P7" text:outline-level="1">APPENDIC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6:43:33.481117000</meta:creation-date>
    <dc:date>2015-04-23T00:15:33.043864000</dc:date>
    <meta:editing-duration>P2DT12H1M30S</meta:editing-duration>
    <meta:editing-cycles>6</meta:editing-cycles>
    <meta:generator>LibreOffice/4.3.6.2$MacOSX_X86_64 LibreOffice_project/d50a87b2e514536ed401c18000dad4660b6a169e</meta:generator>
    <meta:document-statistic meta:table-count="0" meta:image-count="0" meta:object-count="0" meta:page-count="2" meta:paragraph-count="24" meta:word-count="222" meta:character-count="1751" meta:non-whitespace-character-count="1551"/>
  </office:meta>
</office:document-meta>
</file>